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3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4.4cm"/>
    </style:style>
    <style:style style:name="gr6" style:family="graphic" style:parent-style-name="standard">
      <style:graphic-properties svg:stroke-color="#669966" draw:fill-color="#669966" draw:textarea-horizontal-align="justify" draw:textarea-vertical-align="middle" draw:auto-grow-height="false" fo:min-height="0.25cm" fo:min-width="0.5cm"/>
    </style:style>
    <style:style style:name="gr7" style:family="graphic" style:parent-style-name="standard">
      <style:graphic-properties svg:stroke-color="#669966" draw:fill-color="#669966" draw:textarea-horizontal-align="justify" draw:textarea-vertical-align="middle" draw:auto-grow-height="false" fo:min-height="0.25cm" fo:min-width="0.2cm"/>
    </style:style>
    <style:style style:name="gr8" style:family="graphic" style:parent-style-name="standard">
      <style:graphic-properties svg:stroke-color="#669966" draw:fill-color="#669966" draw:textarea-horizontal-align="justify" draw:textarea-vertical-align="middle" draw:auto-grow-height="false" fo:min-height="0.25cm" fo:min-width="0.3cm"/>
    </style:style>
    <style:style style:name="gr9" style:family="graphic" style:parent-style-name="standard">
      <style:graphic-properties svg:stroke-color="#999966" draw:fill-color="#999966" draw:textarea-horizontal-align="justify" draw:textarea-vertical-align="middle" draw:auto-grow-height="false" fo:min-height="0.25cm" fo:min-width="0.5cm"/>
    </style:style>
    <style:style style:name="gr10" style:family="graphic" style:parent-style-name="standard">
      <style:graphic-properties svg:stroke-color="#999966" draw:fill-color="#999966" draw:textarea-horizontal-align="justify" draw:textarea-vertical-align="middle" draw:auto-grow-height="false" fo:min-height="0.25cm" fo:min-width="1.2cm"/>
    </style:style>
    <style:style style:name="gr11" style:family="graphic" style:parent-style-name="standard">
      <style:graphic-properties svg:stroke-color="#999966" draw:fill-color="#999966" draw:textarea-horizontal-align="justify" draw:textarea-vertical-align="middle" draw:auto-grow-height="false" fo:min-height="0.25cm" fo:min-width="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9966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999966"/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4cm" svg:height="0.5cm" svg:x="1.4cm" svg:y="5.3cm">
          <text:p text:style-name="P1"><text:span text:style-name="T1">Day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5cm" svg:x="1.4cm" svg:y="4.7cm">
          <text:p text:style-name="P1"><text:span text:style-name="T1">Day 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cm" svg:height="0.5cm" svg:x="1.4cm" svg:y="4.1cm">
          <text:p text:style-name="P1"><text:span text:style-name="T1">Day 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3cm" svg:y1="3.2cm" svg:x2="1.3cm" svg:y2="6.1cm">
          <text:p/>
        </draw:line>
        <draw:custom-shape draw:style-name="gr5" draw:text-style-name="P2" draw:layer="layout" svg:width="4.9cm" svg:height="0.5cm" svg:x="1.4cm" svg:y="3.5cm">
          <text:p text:style-name="P1"><text:span text:style-name="T1">Day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5cm" svg:x="7.5cm" svg:y="5.4cm">
          <text:p text:style-name="P1"><text:span text:style-name="T1">Day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5cm" svg:x="9.9cm" svg:y="4.8cm">
          <text:p text:style-name="P1"><text:span text:style-name="T1">Day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cm" svg:height="0.5cm" svg:x="10.9cm" svg:y="4.2cm">
          <text:p text:style-name="P1"><text:span text:style-name="T1">Day 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cm" svg:y1="3.3cm" svg:x2="7.4cm" svg:y2="6.2cm">
          <text:p/>
        </draw:line>
        <draw:custom-shape draw:style-name="gr8" draw:text-style-name="P4" draw:layer="layout" svg:width="0.8cm" svg:height="0.5cm" svg:x="11.6cm" svg:y="3.6cm">
          <text:p text:style-name="P1"><text:span text:style-name="T1">Day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5cm" svg:x="14.4cm" svg:y="5.6cm">
          <text:p text:style-name="P1"><text:span text:style-name="T1">Day 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0.5cm" svg:x="16.8cm" svg:y="5cm">
          <text:p text:style-name="P1"><text:span text:style-name="T1">Day 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7cm" svg:height="0.5cm" svg:x="16.8cm" svg:y="4.4cm">
          <text:p text:style-name="P1"><text:span text:style-name="T1">Day 3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3cm" svg:y1="3.5cm" svg:x2="14.3cm" svg:y2="6.4cm">
          <text:p/>
        </draw:line>
        <draw:custom-shape draw:style-name="gr11" draw:text-style-name="P5" draw:layer="layout" svg:width="2.5cm" svg:height="0.5cm" svg:x="16.8cm" svg:y="3.8cm">
          <text:p text:style-name="P1"><text:span text:style-name="T1">Day 4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2.674cm" svg:height="0.725cm" svg:x="2cm" svg:y="7cm">
          <draw:text-box>
            <text:p><text:span text:style-name="T2">Full backup</text:span></text:p>
          </draw:text-box>
        </draw:frame>
        <draw:frame draw:style-name="gr13" draw:text-style-name="P6" draw:layer="layout" svg:width="4.21cm" svg:height="0.725cm" svg:x="8.3cm" svg:y="7.001cm">
          <draw:text-box>
            <text:p><text:span text:style-name="T2">Incremental backup</text:span></text:p>
          </draw:text-box>
        </draw:frame>
        <draw:frame draw:style-name="gr14" draw:text-style-name="P6" draw:layer="layout" svg:width="4.113cm" svg:height="0.725cm" svg:x="15.3cm" svg:y="7.002cm">
          <draw:text-box>
            <text:p><text:span text:style-name="T2">Diferenctial back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3:43:58.413225532</meta:creation-date>
    <meta:editing-duration>PT1M46S</meta:editing-duration>
    <meta:editing-cycles>2</meta:editing-cycles>
    <meta:generator>LibreOffice/5.1.4.2$Linux_X86_64 LibreOffice_project/10m0$Build-2</meta:generator>
    <dc:date>2017-01-25T13:45:21.584645815</dc:date>
    <meta:document-statistic meta:object-count="18"/>
  </office:meta>
</office:document-meta>
</file>